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8181in"/>
    </style:style>
    <style:style style:name="Table1.B" style:family="table-column">
      <style:table-column-properties style:column-width="0.1069in"/>
    </style:style>
    <style:style style:name="Table1.A1" style:family="table-cell">
      <style:table-cell-properties style:vertical-align="middle" fo:padding="0in" fo:border="none"/>
    </style:style>
    <style:style style:name="Table1.B23" style:family="table-cell">
      <style:table-cell-properties fo:padding="0.0194in" fo:border="none"/>
    </style:style>
    <style:style style:name="P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left="0.0193in" loext:padding-right="0.0193in" loext:padding-top="0.0193in" loext:padding-bottom="0.0835in" loext:border="0.06pt solid #000000"/>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in" fo:margin-right="0in" fo:text-indent="0in" style:auto-text-indent="false"/>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2058741438016">
          <table:table-cell table:style-name="Table1.A1" office:value-type="string">
            <text:p text:style-name="P1">Chapter 1: Elara is climbing the Great Mountain of Rainland to find the Codex.</text:p>
          </table:table-cell>
          <table:table-cell table:style-name="Table1.A1" office:value-type="string">
            <text:p text:style-name="P3"/>
          </table:table-cell>
        </table:table-row>
        <table:table-row table:style-name="TableLine2058741438016">
          <table:table-cell table:style-name="Table1.A1" office:value-type="string">
            <text:p text:style-name="P1">Wants to rewrite Chapter 1, now titled 'Elara y la montaña.' The chapter focuses on Elara climbing the Great Mountain of Rainland to find the Codex. The user will provide a script for each section, and I will help expand and develop them into 1000-word sections.</text:p>
          </table:table-cell>
          <table:table-cell table:style-name="Table1.A1" office:value-type="string">
            <text:p text:style-name="P3"/>
          </table:table-cell>
        </table:table-row>
        <table:table-row table:style-name="TableLine2058741438016">
          <table:table-cell table:style-name="Table1.A1" office:value-type="string">
            <text:p text:style-name="P1">The first section of Chapter 1 is 'The Hook,' where Elara is introduced as adventurous, determined, and athletic, scaling the steepest wall of the mountain alone. The user has decided on the following version for this section: **Elara y la Montaña** *Capítulo 1 - The Hook* En el corazón de Rainland, donde las montañas rozan el cielo y los bosques susurran secretos ancestrales, una joven llamada Elara se encontraba enfrentando uno de sus mayores desafíos. Suspendida a gran altura en la cara oeste de la Gran Montaña, Escalaba paso a paso, lentamente, la imponente pared escarpada. El viento, que en la base era solo una brisa suave, se volvía más fuerte a medida que ascendía, y a esta altura empezaba ya a empujar con fuerza. Desde esta altura, el paisaje de Rainland se desplegaba como una visión lejana y diminuta. Los pequeños pueblos parecían manchas en la distancia, escondidos entre los verdes bosques que se extendían como un manto vivo. Los valles de vivos colores se ondulaban suavemente, y los ríos serpenteaban brillando a la luz del sol. La tierra que creía conocer en detalle, parecía ahora tan pequeña, tan distante, como si perteneciera a otro mundo. El azul profundo del firmamento contrastaba con la blancura de las nubes que flotaban, dispersas y ligeras. El sol, aún bajo, proyectaba sombras largas y suaves sobre la montaña. El cielo, vasto e inmenso, abrazaba el horizonte. Era una mañana perfecta de primavera. Y Elara subía, sin pausa, lentamente, paso a paso, más y más alto.</text:p>
          </table:table-cell>
          <table:table-cell table:style-name="Table1.A1" office:value-type="string">
            <text:p text:style-name="P3"/>
          </table:table-cell>
        </table:table-row>
        <table:table-row table:style-name="TableLine2058741438016">
          <table:table-cell table:style-name="Table1.A1" office:value-type="string">
            <text:p text:style-name="P1">En cada capítulo del cuento, Elara conoce a un nuevo personaje llamado 'anfitrión', que desvela parte del conocimiento que Elara está buscando y responde a alguna de sus preguntas.</text:p>
          </table:table-cell>
          <table:table-cell table:style-name="Table1.A1" office:value-type="string">
            <text:p text:style-name="P3"/>
          </table:table-cell>
        </table:table-row>
        <table:table-row table:style-name="TableLine2058741438016">
          <table:table-cell table:style-name="Table1.A1" office:value-type="string">
            <text:p text:style-name="P1">La segunda sección del tercer capítulo es 'background', un flashback donde Elara recuerda una conversación con un vecino del pueblo llamado Berthz, quien le contó sobre un castillo en Rainland habitado por un mago poderoso, cuya magia lo hacía invisible. Berthz le relató cómo una vez, gracias a un eclipse de luna, pudo ver el castillo y explorar sus pasillos, escaleras y salas, hasta huir con un amuleto que llevaba el escudo del mago. Elara encuentra el mismo escudo en una pared mientras sube una escalera en la construcción.</text:p>
          </table:table-cell>
          <table:table-cell table:style-name="Table1.A1" office:value-type="string">
            <text:p text:style-name="P3"/>
          </table:table-cell>
        </table:table-row>
        <table:table-row table:style-name="TableLine2058741438016">
          <table:table-cell table:style-name="Table1.A1" office:value-type="string">
            <text:p text:style-name="P1">Elara will travel through 15 fantastical scenes on her journey. In each chapter, she will find herself in a different place. At the end of each chapter, there is a section called 'Cliffhanger,' where Elara faces an extremely dangerous situation. At the beginning of each chapter, there is a section called <text:soft-page-break/>'Resolución,' where Elara frees herself from the mortal danger of the previous chapter, which then takes her to a new unknown and fantastic place.</text:p>
          </table:table-cell>
          <table:table-cell table:style-name="Table1.A1" office:value-type="string">
            <text:p text:style-name="P3"/>
          </table:table-cell>
        </table:table-row>
        <table:table-row table:style-name="TableLine2058741438016">
          <table:table-cell table:style-name="Table1.A1" office:value-type="string">
            <text:p text:style-name="P1">El usuario está desarrollando el tercer capítulo del cuento. El capítulo comienza resolviendo el peligro mortal del capítulo anterior, en el que Elara cae al agua tras saltar un tronco en la oscuridad del bosque. La corriente del río la arrastra hacia una cueva subterránea, donde finalmente encuentra una salida en un lago subterráneo, rodeado de antorchas que iluminan una antigua sala de ladrillos de piedra, posiblemente las mazmorras de un castillo medieval. El capítulo se titula 'El Castillo del Mago'.</text:p>
          </table:table-cell>
          <table:table-cell table:style-name="Table1.A1" office:value-type="string">
            <text:p text:style-name="P3"/>
          </table:table-cell>
        </table:table-row>
        <table:table-row table:style-name="TableLine2058741438016">
          <table:table-cell table:style-name="Table1.A1" office:value-type="string">
            <text:p text:style-name="P1">El usuario desea estructurar la sección de laboratorio de manera consistente en todos los capítulos y comenzar con una introducción en el primer capítulo, en la que se explique al lector que en esta sección se hablará de conceptos científicos, especialmente matemáticas, lógica y ciencias de la computación. Estos conceptos se utilizarán para llevar a cabo un experimento que proporcionará respuestas a las preguntas que plantea Elara en su historia.</text:p>
          </table:table-cell>
          <table:table-cell table:style-name="Table1.A1" office:value-type="string">
            <text:p text:style-name="P3"/>
          </table:table-cell>
        </table:table-row>
        <table:table-row table:style-name="TableLine2058741438016">
          <table:table-cell table:style-name="Table1.A1" office:value-type="string">
            <text:p text:style-name="P1">El usuario desea agregar, en los primeros capítulos del cuento, una sección fuera de la historia llamada 'laboratorio,' en donde se comentará algún concepto científico. En un capítulo posterior (tal vez el cuarto o el quinto), se realizará un único experimento en todo el libro. En los capítulos siguientes, se revisará este experimento para extraer información con el objetivo de encontrar respuestas a las preguntas que plantea Elara en el relato fantástico.</text:p>
          </table:table-cell>
          <table:table-cell table:style-name="Table1.A1" office:value-type="string">
            <text:p text:style-name="P3"/>
          </table:table-cell>
        </table:table-row>
        <table:table-row table:style-name="TableLine2058741438016">
          <table:table-cell table:style-name="Table1.A1" office:value-type="string">
            <text:p text:style-name="P1">El usuario tiene un borrador para la introducción al laboratorio en el cual desea transmitir las siguientes ideas: - Bienvenida al laboratorio, donde se buscarán respuestas a las mismas preguntas que se plantea la protagonista del relato. - Mientras Elara busca respuestas en un universo fantástico, en el laboratorio se abordarán desde una perspectiva científica. - Se plantean preguntas como: ¿Por qué nacemos? ¿Por qué morimos? ¿Existe una inteligencia que crea a los seres vivientes? ¿Tiene la vida un propósito? ¿Tengo una misión? ¿Cuál es mi misión? - Se descubrirán respuestas juntos en esta sección. - En este cuento, se acompañará a Elara en su búsqueda de respuestas acerca de la existencia, explorando tanto la fantasía como la ciencia. - Cada capítulo incluirá una sección para discutir conceptos científicos clave, con un enfoque en matemáticas, lógica y ciencias de la computación. - A través de estas herramientas, se llevará a cabo un experimento para desentrañar las cuestiones de la historia de Elara. - La ciencia es una poderosa forma de entender el mundo.</text:p>
          </table:table-cell>
          <table:table-cell table:style-name="Table1.A1" office:value-type="string">
            <text:p text:style-name="P3"/>
          </table:table-cell>
        </table:table-row>
        <table:table-row table:style-name="TableLine2058741438016">
          <table:table-cell table:style-name="Table1.A1" office:value-type="string">
            <text:p text:style-name="P1">El primer capítulo se divide en las siguientes secciones: 1- Introduction (action), 2- Development (flashback), 3- the host (desarrollo de personajes), 4- misticismo y ciencia, 5- climax (desarrollo <text:soft-page-break/>emocional y filosófico), 6- final (cliffhanger). El usuario empezará por la primera parte, 'Introduction', y trabajará primero en desarrollar un guion inicial.</text:p>
          </table:table-cell>
          <table:table-cell table:style-name="Table1.A1" office:value-type="string">
            <text:p text:style-name="P3"/>
          </table:table-cell>
        </table:table-row>
        <table:table-row table:style-name="TableLine2058741438016">
          <table:table-cell table:style-name="Table1.A1" office:value-type="string">
            <text:p text:style-name="P1">El sacerdote Krom es un anciano de gran sabiduría y paciencia. El templo de la lluvia es el único templo de Rainland, una maravilla arquitectónica adonde se reúnen los adoradores de la lluvia, y cuyos orígenes son un misterio que se remonta al principio de los tiempos.</text:p>
          </table:table-cell>
          <table:table-cell table:style-name="Table1.A1" office:value-type="string">
            <text:p text:style-name="P3"/>
          </table:table-cell>
        </table:table-row>
        <table:table-row table:style-name="TableLine2058741438016">
          <table:table-cell table:style-name="Table1.A1" office:value-type="string">
            <text:p text:style-name="P1">El usuario prefiere un estilo de redacción natural, que fluya de manera armoniosa y clara.</text:p>
          </table:table-cell>
          <table:table-cell table:style-name="Table1.A1" office:value-type="string">
            <text:p text:style-name="P3"/>
          </table:table-cell>
        </table:table-row>
        <table:table-row table:style-name="TableLine2058741438016">
          <table:table-cell table:style-name="Table1.A1" office:value-type="string">
            <text:p text:style-name="P1">In Chapter 2, the host is an owl named Whox.</text:p>
          </table:table-cell>
          <table:table-cell table:style-name="Table1.A1" office:value-type="string">
            <text:p text:style-name="P3"/>
          </table:table-cell>
        </table:table-row>
        <table:table-row table:style-name="TableLine2058741438016">
          <table:table-cell table:style-name="Table1.A1" office:value-type="string">
            <text:p text:style-name="P1">Prefers translations that sound natural, like the way people speak.</text:p>
          </table:table-cell>
          <table:table-cell table:style-name="Table1.A1" office:value-type="string">
            <text:p text:style-name="P3"/>
          </table:table-cell>
        </table:table-row>
        <table:table-row table:style-name="TableLine2058741438016">
          <table:table-cell table:style-name="Table1.A1" office:value-type="string">
            <text:p text:style-name="P1">In Chapter 2, Elara runs after a vision of her grandmother when she accidentally falls into the river.</text:p>
          </table:table-cell>
          <table:table-cell table:style-name="Table1.A1" office:value-type="string">
            <text:p text:style-name="P3"/>
          </table:table-cell>
        </table:table-row>
        <table:table-row table:style-name="TableLine2058741438016">
          <table:table-cell table:style-name="Table1.A1" office:value-type="string">
            <text:p text:style-name="P1">Elara's physical abilities, such as climbing trees, swimming, jumping, and running, will be showcased throughout the chapters.</text:p>
          </table:table-cell>
          <table:table-cell table:style-name="Table1.A1" office:value-type="string">
            <text:p text:style-name="P3"/>
          </table:table-cell>
        </table:table-row>
        <table:table-row table:style-name="TableLine2058741438016">
          <table:table-cell table:style-name="Table1.A1" office:value-type="string">
            <text:p text:style-name="P1">Elara grew up in the house of her grandmother, Mag, who was her only family. Mag was known in the village for her kindness, generosity, and intelligence. She was committed to giving Elara the best possible life, teaching her to be free, think freely, and to fight and overcome her own limits. Elara’s childhood was happy, spent in a little house beside a bend of the Main River of Rainland. The memory of Mag’s stories about the enchanted forest hints that Elara somehow knew of its existence from her childhood.</text:p>
          </table:table-cell>
          <table:table-cell table:style-name="Table1.A1" office:value-type="string">
            <text:p text:style-name="P3"/>
          </table:table-cell>
        </table:table-row>
        <table:table-row table:style-name="TableLine2058741438016">
          <table:table-cell table:style-name="Table1.A1" office:value-type="string">
            <text:p text:style-name="P1">Chapter 2: Elara is in the enchanted forest.</text:p>
          </table:table-cell>
          <table:table-cell table:style-name="Table1.A1" office:value-type="string">
            <text:p text:style-name="P3"/>
          </table:table-cell>
        </table:table-row>
        <table:table-row table:style-name="TableLine2058741438016">
          <table:table-cell table:style-name="Table1.A1" office:value-type="string">
            <text:p text:style-name="P1">The first chapter of the user's fairy tale book is titled 'Elara's Quest for the Ancient Codex.' In this chapter, Elara climbs a formidable mountain to find the ancient lost book, the Codex of Rainland. She recalls a conversation with Krom, a mystical sage, who told her the book contains the answers to her existential questions. As she climbs, she discovers a hidden cave entrance and finds the glowing codex inside. Upon touching the book, she is engulfed by a blinding light and loses consciousness, left alone in the depths of the cave.</text:p>
          </table:table-cell>
          <table:table-cell table:style-name="Table1.A1" office:value-type="string">
            <text:p text:style-name="P3"/>
          </table:table-cell>
        </table:table-row>
        <table:table-row table:style-name="TableLine2058741438016">
          <table:table-cell table:style-name="Table1.A1" office:value-type="string">
            <text:p text:style-name="P1">Is working on a fairy tale with scientific content.</text:p>
          </table:table-cell>
          <table:table-cell table:style-name="Table1.A1" office:value-type="string">
            <text:p text:style-name="P3"/>
          </table:table-cell>
        </table:table-row>
        <table:table-row table:style-name="TableLine2058741438016">
          <table:table-cell table:style-name="Table1.A1" office:value-type="string">
            <text:p text:style-name="P1">The main character of the user's fairy tale is named Elara.</text:p>
          </table:table-cell>
          <table:table-cell table:style-name="Table1.A1" office:value-type="string">
            <text:p text:style-name="P3"/>
          </table:table-cell>
        </table:table-row>
        <table:table-row table:style-name="TableLine2058741438016">
          <table:table-cell table:style-name="Table1.A1" office:value-type="string">
            <text:p text:style-name="P1">Fairy tale book will be published in chapters on a blog, with each chapter following a structured format that includes a hook, theme introduction, character development and plot advancement, mysticism and science integration, emotional and philosophical depth, a cliffhanger or teaser, reader engagement, and a preview of the next chapter.</text:p>
          </table:table-cell>
          <table:table-cell table:style-name="Table1.B23"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0T20:04:53.390000000</meta:creation-date>
    <dc:date>2025-06-10T20:05:55.480000000</dc:date>
    <meta:editing-duration>PT1M2S</meta:editing-duration>
    <meta:editing-cycles>1</meta:editing-cycles>
    <meta:document-statistic meta:table-count="1" meta:image-count="0" meta:object-count="0" meta:page-count="3" meta:paragraph-count="23" meta:word-count="1330" meta:character-count="8103" meta:non-whitespace-character-count="6796"/>
    <meta:generator>LibreOffice/7.3.5.2$Windows_X86_64 LibreOffice_project/184fe81b8c8c30d8b5082578aee2fed2ea847c01</meta:generator>
  </office:meta>
</office:document-meta>
</file>